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E0000011BF4A510C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52cm" svg:height="4.087cm" svg:x="7.443cm" svg:y="8.978cm">
          <draw:image xlink:href="Pictures/10000000000000BE0000011BF4A510C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5-03T17:16:18</dc:date>
    <dc:creator>sazlin </dc:creator>
    <meta:document-statistic meta:object-count="1"/>
    <meta:generator>OpenOffice.org/3.2$Linux OpenOffice.org_project/320m19$Build-9505</meta:generator>
  </office:meta>
</office:document-meta>
</file>